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87.97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44.84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eTouchDi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Oomipood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Price @1</text:p>
          </table:table-cell>
          <table:table-cell office:value-type="string" calcext:value-type="string">
            <text:p>Price @10</text:p>
          </table:table-cell>
          <table:table-cell office:value-type="string" calcext:value-type="string">
            <text:p>Price @1000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SL-102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KQGAKE010</text:p>
          </table:table-cell>
          <table:table-cell office:value-type="string" calcext:value-type="string">
            <text:p>688-SKQGAKE010</text:p>
          </table:table-cell>
          <table:table-cell office:value-type="float" office:value="2056845" calcext:value-type="float">
            <text:p>2056845</text:p>
          </table:table-cell>
          <table:table-cell office:value-type="float" office:value="2213919" calcext:value-type="float">
            <text:p>2213919</text:p>
          </table:table-cell>
          <table:table-cell table:number-columns-repeated="2" office:value-type="string" calcext:value-type="string">
            <text:p>0,606 €</text:p>
          </table:table-cell>
          <table:table-cell office:value-type="string" calcext:value-type="string">
            <text:p>0,40 €</text:p>
          </table:table-cell>
          <table:table-cell office:value-type="string" calcext:value-type="string">
            <text:p>kallis, hiljem mitte panna või vahetada odavama vastu väl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R8,R9,R10</text:p>
          </table:table-cell>
          <table:table-cell office:value-type="string" calcext:value-type="string">
            <text:p>R_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k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tocoupler_SMD_LTV-817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8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TC123J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MOC302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C3021S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5,R16,R17,R18,R19,R20</text:p>
          </table:table-cell>
          <table:table-cell office:value-type="string" calcext:value-type="string">
            <text:p>R_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0R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OIC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Bridge_+-A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TerminalBlock_Pheonix_MKDS1.5-4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1,TR2</text:p>
          </table:table-cell>
          <table:table-cell office:value-type="string" calcext:value-type="string">
            <text:p>TO-252-2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C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3</text:p>
          </table:table-cell>
          <table:table-cell office:value-type="string" calcext:value-type="string">
            <text:p>TEZ-28x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Z1.5-D-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,C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mall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Molex_SPOX-5267_22-03-5035_03x2.54mm_Stra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lex_SPOX-5267_22-03-5075_07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olex_SPOX-5267_22-03-5065_06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olex_SPOX-5267_22-03-5055_05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olex_SPOX-5267_22-03-5055_05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5,Q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5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1,R1,R2,R4,R11,R13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R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3,R24,R25,R26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7,R2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9,R3,R5,R6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RV_Disc_D9_W4.4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,D2,D3,D4</text:p>
          </table:table-cell>
          <table:table-cell office:value-type="string" calcext:value-type="string">
            <text:p>LED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2,R1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32-W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V_Disc_D7_W5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21:56:43.809000000</dc:date>
    <meta:editing-duration>PT4M21S</meta:editing-duration>
    <meta:editing-cycles>2</meta:editing-cycles>
    <meta:generator>LibreOffice/5.0.2.2$Windows_x86 LibreOffice_project/37b43f919e4de5eeaca9b9755ed688758a8251fe</meta:generator>
    <meta:document-statistic meta:table-count="1" meta:cell-count="186" meta:object-count="0"/>
  </office:meta>
</office:document-meta>
</file>